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="hatch" draw:fill-hatch-name="Black_20_45_20_Degrees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hatch-name="Black_20_45_20_Degrees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line draw:style-name="gr1" draw:text-style-name="P1" draw:layer="layout" svg:x1="8.585cm" svg:y1="4.947cm" svg:x2="8.556cm" svg:y2="12.903cm">
            <text:p/>
          </draw:line>
          <draw:polyline draw:style-name="gr2" draw:text-style-name="P1" draw:layer="layout" svg:width="9.936cm" svg:height="5.81cm" svg:x="8.982cm" svg:y="9.131cm" svg:viewBox="0 0 9937 5811" draw:points="0,0 2615,0 2615,5811 7322,5811 7322,0 9937,0">
            <text:p/>
          </draw:polyline>
          <draw:line draw:style-name="gr3" draw:text-style-name="P1" draw:layer="layout" svg:x1="11.597cm" svg:y1="9.131cm" svg:x2="11.074cm" svg:y2="9.583cm">
            <text:p/>
          </draw:line>
          <draw:line draw:style-name="gr3" draw:text-style-name="P1" draw:layer="layout" svg:x1="11.104cm" svg:y1="9.132cm" svg:x2="10.581cm" svg:y2="9.584cm">
            <text:p/>
          </draw:line>
          <draw:line draw:style-name="gr3" draw:text-style-name="P1" draw:layer="layout" svg:x1="10.609cm" svg:y1="9.132cm" svg:x2="10.086cm" svg:y2="9.584cm">
            <text:p/>
          </draw:line>
          <draw:line draw:style-name="gr3" draw:text-style-name="P1" draw:layer="layout" svg:x1="10.115cm" svg:y1="9.132cm" svg:x2="9.592cm" svg:y2="9.584cm">
            <text:p/>
          </draw:line>
          <draw:line draw:style-name="gr3" draw:text-style-name="P1" draw:layer="layout" svg:x1="9.621cm" svg:y1="9.132cm" svg:x2="9.098cm" svg:y2="9.584cm">
            <text:p/>
          </draw:line>
          <draw:line draw:style-name="gr3" draw:text-style-name="P1" draw:layer="layout" svg:x1="11.598cm" svg:y1="9.559cm" svg:x2="11.075cm" svg:y2="10.011cm">
            <text:p/>
          </draw:line>
          <draw:line draw:style-name="gr3" draw:text-style-name="P1" draw:layer="layout" svg:x1="11.599cm" svg:y1="9.987cm" svg:x2="11.076cm" svg:y2="10.439cm">
            <text:p/>
          </draw:line>
          <draw:line draw:style-name="gr3" draw:text-style-name="P1" draw:layer="layout" svg:x1="11.599cm" svg:y1="10.415cm" svg:x2="11.076cm" svg:y2="10.867cm">
            <text:p/>
          </draw:line>
          <draw:line draw:style-name="gr3" draw:text-style-name="P1" draw:layer="layout" svg:x1="11.599cm" svg:y1="10.843cm" svg:x2="11.076cm" svg:y2="11.295cm">
            <text:p/>
          </draw:line>
          <draw:line draw:style-name="gr3" draw:text-style-name="P1" draw:layer="layout" svg:x1="11.6cm" svg:y1="11.27cm" svg:x2="11.077cm" svg:y2="11.722cm">
            <text:p/>
          </draw:line>
          <draw:line draw:style-name="gr3" draw:text-style-name="P1" draw:layer="layout" svg:x1="11.601cm" svg:y1="11.698cm" svg:x2="11.078cm" svg:y2="12.15cm">
            <text:p/>
          </draw:line>
          <draw:line draw:style-name="gr3" draw:text-style-name="P1" draw:layer="layout" svg:x1="12.097cm" svg:y1="14.983cm" svg:x2="11.574cm" svg:y2="15.435cm">
            <text:p/>
          </draw:line>
          <draw:line draw:style-name="gr3" draw:text-style-name="P1" draw:layer="layout" svg:x1="12.592cm" svg:y1="14.983cm" svg:x2="12.069cm" svg:y2="15.435cm">
            <text:p/>
          </draw:line>
          <draw:line draw:style-name="gr3" draw:text-style-name="P1" draw:layer="layout" svg:x1="13.087cm" svg:y1="14.984cm" svg:x2="12.564cm" svg:y2="15.436cm">
            <text:p/>
          </draw:line>
          <draw:line draw:style-name="gr3" draw:text-style-name="P1" draw:layer="layout" svg:x1="13.582cm" svg:y1="14.985cm" svg:x2="13.059cm" svg:y2="15.437cm">
            <text:p/>
          </draw:line>
          <draw:line draw:style-name="gr3" draw:text-style-name="P1" draw:layer="layout" svg:x1="14.077cm" svg:y1="14.986cm" svg:x2="13.554cm" svg:y2="15.438cm">
            <text:p/>
          </draw:line>
          <draw:line draw:style-name="gr3" draw:text-style-name="P1" draw:layer="layout" svg:x1="14.078cm" svg:y1="14.986cm" svg:x2="13.555cm" svg:y2="15.438cm">
            <text:p/>
          </draw:line>
          <draw:line draw:style-name="gr3" draw:text-style-name="P1" draw:layer="layout" svg:x1="14.573cm" svg:y1="14.987cm" svg:x2="14.05cm" svg:y2="15.439cm">
            <text:p/>
          </draw:line>
          <draw:line draw:style-name="gr3" draw:text-style-name="P1" draw:layer="layout" svg:x1="15.068cm" svg:y1="14.988cm" svg:x2="14.545cm" svg:y2="15.44cm">
            <text:p/>
          </draw:line>
          <draw:line draw:style-name="gr3" draw:text-style-name="P1" draw:layer="layout" svg:x1="15.563cm" svg:y1="14.988cm" svg:x2="15.04cm" svg:y2="15.44cm">
            <text:p/>
          </draw:line>
          <draw:line draw:style-name="gr3" draw:text-style-name="P1" draw:layer="layout" svg:x1="16.058cm" svg:y1="14.989cm" svg:x2="15.535cm" svg:y2="15.441cm">
            <text:p/>
          </draw:line>
          <draw:line draw:style-name="gr3" draw:text-style-name="P1" draw:layer="layout" svg:x1="16.857cm" svg:y1="11.756cm" svg:x2="16.334cm" svg:y2="12.208cm">
            <text:p/>
          </draw:line>
          <draw:line draw:style-name="gr3" draw:text-style-name="P1" draw:layer="layout" svg:x1="16.857cm" svg:y1="11.33cm" svg:x2="16.334cm" svg:y2="11.782cm">
            <text:p/>
          </draw:line>
          <draw:line draw:style-name="gr3" draw:text-style-name="P1" draw:layer="layout" svg:x1="16.858cm" svg:y1="10.903cm" svg:x2="16.335cm" svg:y2="11.355cm">
            <text:p/>
          </draw:line>
          <draw:line draw:style-name="gr3" draw:text-style-name="P1" draw:layer="layout" svg:x1="16.859cm" svg:y1="10.477cm" svg:x2="16.336cm" svg:y2="10.929cm">
            <text:p/>
          </draw:line>
          <draw:line draw:style-name="gr3" draw:text-style-name="P1" draw:layer="layout" svg:x1="16.86cm" svg:y1="10.121cm" svg:x2="16.337cm" svg:y2="10.573cm">
            <text:p/>
          </draw:line>
          <draw:line draw:style-name="gr3" draw:text-style-name="P1" draw:layer="layout" svg:x1="17.512cm" svg:y1="9.131cm" svg:x2="16.338cm" svg:y2="10.146cm">
            <text:p/>
          </draw:line>
          <draw:line draw:style-name="gr3" draw:text-style-name="P1" draw:layer="layout" svg:x1="17.02cm" svg:y1="9.131cm" svg:x2="16.339cm" svg:y2="9.72cm">
            <text:p/>
          </draw:line>
          <draw:line draw:style-name="gr3" draw:text-style-name="P1" draw:layer="layout" svg:x1="16.827cm" svg:y1="14.753cm" svg:x2="16.03cm" svg:y2="15.442cm">
            <text:p/>
          </draw:line>
          <draw:line draw:style-name="gr3" draw:text-style-name="P1" draw:layer="layout" svg:x1="18.179cm" svg:y1="9.125cm" svg:x2="17.656cm" svg:y2="9.577cm">
            <text:p/>
          </draw:line>
          <draw:line draw:style-name="gr3" draw:text-style-name="P1" draw:layer="layout" svg:x1="11.6cm" svg:y1="12.116cm" svg:x2="11.077cm" svg:y2="12.568cm">
            <text:p/>
          </draw:line>
          <draw:line draw:style-name="gr3" draw:text-style-name="P1" draw:layer="layout" svg:x1="11.6cm" svg:y1="12.544cm" svg:x2="11.077cm" svg:y2="12.996cm">
            <text:p/>
          </draw:line>
          <draw:line draw:style-name="gr3" draw:text-style-name="P1" draw:layer="layout" svg:x1="11.601cm" svg:y1="12.971cm" svg:x2="11.078cm" svg:y2="13.423cm">
            <text:p/>
          </draw:line>
          <draw:line draw:style-name="gr3" draw:text-style-name="P1" draw:layer="layout" svg:x1="11.601cm" svg:y1="13.37cm" svg:x2="11.078cm" svg:y2="13.822cm">
            <text:p/>
          </draw:line>
          <draw:line draw:style-name="gr3" draw:text-style-name="P1" draw:layer="layout" svg:x1="11.602cm" svg:y1="13.798cm" svg:x2="11.079cm" svg:y2="14.25cm">
            <text:p/>
          </draw:line>
          <draw:line draw:style-name="gr3" draw:text-style-name="P1" draw:layer="layout" svg:x1="11.601cm" svg:y1="14.216cm" svg:x2="11.078cm" svg:y2="14.668cm">
            <text:p/>
          </draw:line>
          <draw:line draw:style-name="gr3" draw:text-style-name="P1" draw:layer="layout" svg:x1="11.601cm" svg:y1="14.644cm" svg:x2="11.078cm" svg:y2="15.096cm">
            <text:p/>
          </draw:line>
          <draw:line draw:style-name="gr1" draw:text-style-name="P1" draw:layer="layout" svg:x1="9.604cm" svg:y1="4.202cm" svg:x2="18.484cm" svg:y2="4.202cm">
            <text:p/>
          </draw:line>
          <draw:frame draw:style-name="gr4" draw:text-style-name="P2" draw:layer="layout" svg:width="6.662cm" svg:height="1.352cm" svg:x="10.866cm" svg:y="2.894cm">
            <draw:text-box>
              <text:p text:style-name="P2"><text:span text:style-name="T1">symmetric BC</text:span></text:p>
            </draw:text-box>
          </draw:frame>
          <draw:line draw:style-name="gr1" draw:text-style-name="P1" draw:layer="layout" svg:x1="19.584cm" svg:y1="4.947cm" svg:x2="19.555cm" svg:y2="12.903cm">
            <text:p/>
          </draw:line>
          <draw:frame draw:style-name="gr4" draw:text-style-name="P2" draw:layer="layout" svg:width="5.612cm" svg:height="1.352cm" draw:transform="rotate (-1.59086761319372) translate (21.031cm 6.679cm)">
            <draw:text-box>
              <text:p text:style-name="P2"><text:span text:style-name="T2">periodic</text:span><text:span text:style-name="T1"> BC</text:span></text:p>
            </draw:text-box>
          </draw:frame>
          <draw:frame draw:style-name="gr4" draw:text-style-name="P2" draw:layer="layout" svg:width="5.612cm" svg:height="1.352cm" draw:transform="rotate (-1.59086761319372) translate (8.433cm 6.579cm)">
            <draw:text-box>
              <text:p text:style-name="P2"><text:span text:style-name="T2">periodic</text:span><text:span text:style-name="T1"> BC</text:span></text:p>
            </draw:text-box>
          </draw:frame>
          <draw:line draw:style-name="gr3" draw:text-style-name="P1" draw:layer="layout" svg:x1="16.858cm" svg:y1="13.057cm" svg:x2="16.335cm" svg:y2="13.509cm">
            <text:p/>
          </draw:line>
          <draw:line draw:style-name="gr3" draw:text-style-name="P1" draw:layer="layout" svg:x1="16.858cm" svg:y1="12.631cm" svg:x2="16.335cm" svg:y2="13.083cm">
            <text:p/>
          </draw:line>
          <draw:line draw:style-name="gr3" draw:text-style-name="P1" draw:layer="layout" svg:x1="16.859cm" svg:y1="12.204cm" svg:x2="16.336cm" svg:y2="12.656cm">
            <text:p/>
          </draw:line>
          <draw:line draw:style-name="gr3" draw:text-style-name="P1" draw:layer="layout" svg:x1="16.858cm" svg:y1="14.357cm" svg:x2="16.335cm" svg:y2="14.809cm">
            <text:p/>
          </draw:line>
          <draw:line draw:style-name="gr3" draw:text-style-name="P1" draw:layer="layout" svg:x1="16.858cm" svg:y1="13.931cm" svg:x2="16.335cm" svg:y2="14.383cm">
            <text:p/>
          </draw:line>
          <draw:line draw:style-name="gr3" draw:text-style-name="P1" draw:layer="layout" svg:x1="16.859cm" svg:y1="13.504cm" svg:x2="16.336cm" svg:y2="13.956cm">
            <text:p/>
          </draw:line>
          <draw:line draw:style-name="gr3" draw:text-style-name="P1" draw:layer="layout" svg:x1="16.858cm" svg:y1="11.757cm" svg:x2="16.335cm" svg:y2="12.209cm">
            <text:p/>
          </draw:line>
          <draw:line draw:style-name="gr3" draw:text-style-name="P1" draw:layer="layout" svg:x1="16.858cm" svg:y1="11.331cm" svg:x2="16.335cm" svg:y2="11.783cm">
            <text:p/>
          </draw:line>
          <draw:line draw:style-name="gr3" draw:text-style-name="P1" draw:layer="layout" svg:x1="16.859cm" svg:y1="10.904cm" svg:x2="16.336cm" svg:y2="11.356cm">
            <text:p/>
          </draw:line>
          <draw:line draw:style-name="gr3" draw:text-style-name="P1" draw:layer="layout" svg:x1="16.86cm" svg:y1="10.478cm" svg:x2="16.337cm" svg:y2="10.93cm">
            <text:p/>
          </draw:line>
          <draw:line draw:style-name="gr5" draw:text-style-name="P1" draw:layer="layout" svg:x1="8.642cm" svg:y1="18.106cm" svg:x2="18.802cm" svg:y2="18.106cm">
            <text:p/>
          </draw:line>
          <draw:frame draw:style-name="gr6" draw:text-style-name="P3" draw:layer="layout" svg:width="10.16cm" svg:height="1.352cm" svg:x="8.412cm" svg:y="16.496cm">
            <draw:text-box>
              <text:p text:style-name="P1"><text:span text:style-name="T1">Gravity force g</text:span>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22T13:48:25</meta:creation-date>
    <meta:editing-duration>PT00H41M41S</meta:editing-duration>
    <meta:editing-cycles>12</meta:editing-cycles>
    <dc:date>2010-12-22T17:02:14</dc:date>
    <meta:generator>OpenOffice.org/3.1$Linux OpenOffice.org_project/310m21$Build-9319</meta:generator>
    <meta:document-statistic meta:object-count="80"/>
  </office:meta>
</office:document-meta>
</file>